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032cm" svg:x="2.143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032cm" svg:x="11.795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032cm" svg:x="6.842cm" svg:y="7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2.032cm" svg:x="6.842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56cm" svg:y1="6.461cm" svg:x2="6.842cm" svg:y2="5.572cm">
          <text:p/>
        </draw:line>
        <draw:line draw:style-name="gr2" draw:text-style-name="P1" draw:layer="layout" svg:x1="4.556cm" svg:y1="7.858cm" svg:x2="6.842cm" svg:y2="8.366cm">
          <text:p/>
        </draw:line>
        <draw:line draw:style-name="gr2" draw:text-style-name="P1" draw:layer="layout" svg:x1="9.255cm" svg:y1="5.318cm" svg:x2="11.795cm" svg:y2="6.969cm">
          <text:p/>
        </draw:line>
        <draw:line draw:style-name="gr2" draw:text-style-name="P1" draw:layer="layout" svg:x1="9.255cm" svg:y1="8.747cm" svg:x2="11.795cm" svg:y2="7.604cm">
          <text:p/>
        </draw:line>
        <draw:frame draw:style-name="gr3" draw:layer="layout" svg:width="1.778cm" svg:height="0.962cm" svg:x="2.524cm" svg:y="6.969cm">
          <draw:text-box>
            <text:p>func</text:p>
          </draw:text-box>
        </draw:frame>
        <draw:frame draw:style-name="gr4" draw:layer="layout" svg:width="1.778cm" svg:height="0.962cm" svg:x="4.429cm" svg:y="4.683cm">
          <draw:text-box>
            <text:p>data</text:p>
          </draw:text-box>
        </draw:frame>
        <draw:frame draw:style-name="gr3" draw:layer="layout" svg:width="4.191cm" svg:height="0.962cm" svg:x="5.925cm" svg:y="6.731cm">
          <draw:text-box>
            <text:p>paralellis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05cm" fo:margin-bottom="18.699cm" fo:margin-left="1cm" fo:margin-right="6.02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9:01:35.131184597</meta:creation-date>
    <dc:date>2014-12-08T13:25:42.480678990</dc:date>
    <meta:editing-duration>P10DT18H8M57S</meta:editing-duration>
    <meta:editing-cycles>1</meta:editing-cycles>
    <meta:document-statistic meta:object-count="11"/>
    <meta:generator>LibreOffice/4.2.6.3$Linux_X86_64 LibreOffice_project/420m0$Build-3</meta:generator>
  </office:meta>
</office:document-meta>
</file>